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5.631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4.3346in"/>
    </style:style>
    <style:style style:name="co7" style:family="table-column">
      <style:table-column-properties fo:break-before="auto" style:column-width="10.49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witchpcb_v2_le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SwitchPCB\switchpcb_v2_left\switchpcb_v2_left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6/09/2022 10:49: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Bl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Ge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Ge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Ge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Ge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W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W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W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W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9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Lehle_Switch</text:p>
          </table:table-cell>
          <table:table-cell office:value-type="string" calcext:value-type="string">
            <text:p>KiCad_Libs:Lehle_Switch</text:p>
          </table:table-cell>
          <table:table-cell office:value-type="string" calcext:value-type="string">
            <text:p>KiCad_Libs:LehleSwi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Lehle_Switch</text:p>
          </table:table-cell>
          <table:table-cell office:value-type="string" calcext:value-type="string">
            <text:p>KiCad_Libs:Lehle_Switch</text:p>
          </table:table-cell>
          <table:table-cell office:value-type="string" calcext:value-type="string">
            <text:p>KiCad_Libs:LehleSwi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Lehle_Switch</text:p>
          </table:table-cell>
          <table:table-cell office:value-type="string" calcext:value-type="string">
            <text:p>KiCad_Libs:Lehle_Switch</text:p>
          </table:table-cell>
          <table:table-cell office:value-type="string" calcext:value-type="string">
            <text:p>KiCad_Libs:LehleSwi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Lehle_Switch</text:p>
          </table:table-cell>
          <table:table-cell office:value-type="string" calcext:value-type="string">
            <text:p>KiCad_Libs:Lehle_Switch</text:p>
          </table:table-cell>
          <table:table-cell office:value-type="string" calcext:value-type="string">
            <text:p>KiCad_Libs:LehleSwi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D_Bl1, D_Bl2, D_Bl3, D_Bl4, D_Ge1, D_Ge2, D_Ge3, D_Ge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J_SW1, J_SW2, J_SW3, J_SW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Q1, Q2, Q6, Q8, Q10, Q12, Q14, Q16, Q19, Q20, Q23, Q2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Q3, Q4, Q5, Q7, Q9, Q11, Q13, Q15, Q17, Q18, Q21, Q2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1, R2, R7, R9, R12, R14, R17, R19, R22, R23, R27, 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R3, R4, R5, R6, R8, R10, R11, R13, R15, R16, R18, R20, R21, R24, R25, R26, R29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Lehle_Switch</text:p>
          </table:table-cell>
          <table:table-cell office:value-type="string" calcext:value-type="string">
            <text:p>KiCad_Libs:Lehle_Switch</text:p>
          </table:table-cell>
          <table:table-cell office:value-type="string" calcext:value-type="string">
            <text:p>KiCad_Libs:LehleSwitc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11:02:42.265000000</dc:date>
    <meta:editing-duration>PT3M3S</meta:editing-duration>
    <meta:editing-cycles>1</meta:editing-cycles>
    <meta:document-statistic meta:table-count="1" meta:cell-count="476" meta:object-count="0"/>
    <meta:generator>LibreOffice/7.3.3.2$Windows_X86_64 LibreOffice_project/d1d0ea68f081ee2800a922cac8f79445e4603348</meta:generator>
  </office:meta>
</office:document-meta>
</file>